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idBoutique</text:p>
          </table:table-cell>
          <table:table-cell office:value-type="string">
            <text:p>gérant</text:p>
          </table:table-cell>
          <table:table-cell office:value-type="string">
            <text:p>nomBoutique</text:p>
          </table:table-cell>
          <table:table-cell office:value-type="string">
            <text:p>adresseBoutiqu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ois</text:p>
          </table:table-cell>
          <table:table-cell office:value-type="string">
            <text:p>Au pain rassis</text:p>
          </table:table-cell>
          <table:table-cell office:value-type="string">
            <text:p>2 rue de la mouet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u-Tao</text:p>
          </table:table-cell>
          <table:table-cell office:value-type="string">
            <text:p>La bonne pâte</text:p>
          </table:table-cell>
          <table:table-cell office:value-type="string">
            <text:p>45 place de l'écureui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reth</text:p>
          </table:table-cell>
          <table:table-cell office:value-type="string">
            <text:p>La bonne brioche</text:p>
          </table:table-cell>
          <table:table-cell office:value-type="string">
            <text:p>3 rue de la mouett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upré</text:p>
          </table:table-cell>
          <table:table-cell office:value-type="string">
            <text:p>Pain dur</text:p>
          </table:table-cell>
          <table:table-cell office:value-type="string">
            <text:p>24 avenue de l'écureu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23:21:37.77</meta:creation-date>
    <dc:date>2013-11-03T23:25:43.73</dc:date>
    <meta:editing-duration>P0D</meta:editing-duration>
    <meta:editing-cycles>1</meta:editing-cycles>
    <meta:document-statistic meta:table-count="1" meta:cell-count="20" meta:object-count="0"/>
    <meta:generator>LibreOffice/4.0.5.2$Windows_x86 LibreOffice_project/5464147a081647a250913f19c0715bca595af2f</meta:generator>
  </office:meta>
</office:document-meta>
</file>